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b33bf" officeooo:paragraph-rsid="000b33bf"/>
    </style:style>
    <style:style style:name="P2" style:family="paragraph" style:parent-style-name="Heading_20_2">
      <style:text-properties officeooo:rsid="00069937" officeooo:paragraph-rsid="000e864f"/>
    </style:style>
    <style:style style:name="P3" style:family="paragraph" style:parent-style-name="Text_20_body">
      <style:text-properties officeooo:rsid="000ead21" officeooo:paragraph-rsid="000ead21"/>
    </style:style>
    <style:style style:name="P4" style:family="paragraph" style:parent-style-name="Text_20_body">
      <style:text-properties officeooo:rsid="000ec7e3" officeooo:paragraph-rsid="000ec7e3"/>
    </style:style>
    <style:style style:name="P5" style:family="paragraph" style:parent-style-name="Text_20_body">
      <style:text-properties officeooo:rsid="000f3624" officeooo:paragraph-rsid="000f3624"/>
    </style:style>
    <style:style style:name="T1" style:family="text">
      <style:text-properties officeooo:rsid="00076e9b"/>
    </style:style>
    <style:style style:name="T2" style:family="text">
      <style:text-properties officeooo:rsid="00098b5f"/>
    </style:style>
    <style:style style:name="T3" style:family="text">
      <style:text-properties officeooo:rsid="00105bb8"/>
    </style:style>
    <style:style style:name="T4" style:family="text">
      <style:text-properties officeooo:rsid="00148119"/>
    </style:style>
    <style:style style:name="T5" style:family="text">
      <style:text-properties officeooo:rsid="000f36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itches of organ pipes</text:h>
      <text:p text:style-name="P3">For the vast majority of ranks of organ pipes, the “tone” of the pipe is indicated by the length of the longest pipe. For most pipes, the longest pipe (for the pitch C2) is 8’ long. If you half the length of that pipe to 4’, you get a pitch an octave higher (C3). If you double the length of that pipe to 16’, you get a pitch an octave lower (C1). </text:p>
      <text:p text:style-name="P4">Organ builders take advantage of this fact to produce different sound qualities for different sets of pipes. If you use a stop labeled “8’” then play C4 on the keyboard, you will hear C4, but if you use a stop labeled “4’” and play the same key, you will actually hear C5. </text:p>
      <text:p text:style-name="P4">Even if the actual lengths of pipes varies from the traditional 8’ standard <text:span text:style-name="T5">(see the following sections)</text:span>, <text:span text:style-name="T5">as long as the pipe plays the traditional 8’ pitch, that stop will be labeled “8’”. </text:span></text:p>
      <text:h text:style-name="P2" text:outline-level="2">Stopped vs open pipes</text:h>
      <text:p text:style-name="P5">In this book, you’ll note in subsequent chapters that the length of pipe planned for our projects goes only to 4’ long for the manual stops even though we will make pipes that sound at an 8’ tone. <text:span text:style-name="T1">Without going too much into acoustical science, just note for now that stopped pipes (pipes with a plug on their end) sound one octave lower than their open counterparts. This means that for the 8’ pitches </text:span><text:span text:style-name="T2">in octave 2, you will make </text:span><text:span text:style-name="T3">the pipes according to the 4’ dimensions, but </text:span><text:span text:style-name="T4">with a stopper.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number-style style:name="N129">
      <number:fraction number:min-integer-digits="0" number:min-numerator-digits="2" loext:max-numerator-digits="2" number:min-denominator-digits="2" number:max-denominator-value="99"/>
    </number:number-style>
    <number:number-style style:name="N130">
      <number:fraction number:min-integer-digits="0" number:min-numerator-digits="3" loext:max-numerator-digits="3" number:min-denominator-digits="3" number:max-denominator-value="999"/>
    </number:number-style>
    <number:number-style style:name="N131">
      <number:fraction number:min-integer-digits="0" number:min-numerator-digits="2" loext:max-numerator-digits="2" number:denominator-value="32"/>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ate Shannon</meta:initial-creator>
    <meta:creation-date>2023-02-26T01:00:11.234000000</meta:creation-date>
    <meta:generator>LibreOffice/7.5.0.3$Windows_X86_64 LibreOffice_project/c21113d003cd3efa8c53188764377a8272d9d6de</meta:generator>
    <dc:date>2023-02-26T17:51:22.672000000</dc:date>
    <dc:creator>Tate Shannon</dc:creator>
    <meta:editing-duration>PT34S</meta:editing-duration>
    <meta:editing-cycles>3</meta:editing-cycles>
    <meta:document-statistic meta:table-count="0" meta:image-count="0" meta:object-count="0" meta:page-count="1" meta:paragraph-count="6" meta:word-count="256" meta:character-count="1346" meta:non-whitespace-character-count="1092"/>
  </office:meta>
</office:document-meta>
</file>